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018cm" table:align="center" style:may-break-between-rows="true" table:border-model="collapsing"/>
    </style:style>
    <style:style style:name="Table1.A" style:family="table-column">
      <style:table-column-properties style:column-width="4.524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5.34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4.51cm" table:align="margins"/>
    </style:style>
    <style:style style:name="Table2.A" style:family="table-column">
      <style:table-column-properties style:column-width="7.255cm" style:rel-column-width="32767*"/>
    </style:style>
    <style:style style:name="Table2.B" style:family="table-column">
      <style:table-column-properties style:column-width="7.255cm" style:rel-column-width="32768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4.51cm" style:rel-width="100%" table:align="center"/>
    </style:style>
    <style:style style:name="Table3.A" style:family="table-column">
      <style:table-column-properties style:column-width="2.686cm" style:rel-column-width="12136*"/>
    </style:style>
    <style:style style:name="Table3.B" style:family="table-column">
      <style:table-column-properties style:column-width="3.224cm" style:rel-column-width="14563*"/>
    </style:style>
    <style:style style:name="Table3.C" style:family="table-column">
      <style:table-column-properties style:column-width="4.837cm" style:rel-column-width="21845*"/>
    </style:style>
    <style:style style:name="Table3.D" style:family="table-column">
      <style:table-column-properties style:column-width="3.762cm" style:rel-column-width="16990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4.51cm" style:rel-width="100%" table:align="center"/>
    </style:style>
    <style:style style:name="Table4.A" style:family="table-column">
      <style:table-column-properties style:column-width="3.276cm" style:rel-column-width="14798*"/>
    </style:style>
    <style:style style:name="Table4.B" style:family="table-column">
      <style:table-column-properties style:column-width="2.341cm" style:rel-column-width="10570*"/>
    </style:style>
    <style:style style:name="Table4.C" style:family="table-column">
      <style:table-column-properties style:column-width="2.808cm" style:rel-column-width="12684*"/>
    </style:style>
    <style:style style:name="Table4.D" style:family="table-column">
      <style:table-column-properties style:column-width="3.043cm" style:rel-column-width="13741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4.51cm" style:rel-width="100%" table:align="center"/>
    </style:style>
    <style:style style:name="Table5.A" style:family="table-column">
      <style:table-column-properties style:column-width="1.967cm" style:rel-column-width="8886*"/>
    </style:style>
    <style:style style:name="Table5.B" style:family="table-column">
      <style:table-column-properties style:column-width="2.459cm" style:rel-column-width="11107*"/>
    </style:style>
    <style:style style:name="Table5.C" style:family="table-column">
      <style:table-column-properties style:column-width="3.935cm" style:rel-column-width="17772*"/>
    </style:style>
    <style:style style:name="Table5.D" style:family="table-column">
      <style:table-column-properties style:column-width="2.214cm" style:rel-column-width="9996*"/>
    </style:style>
    <style:style style:name="Table5.A1" style:family="table-cell">
      <style:table-cell-properties fo:padding="0cm" fo:border="none"/>
    </style:style>
    <style:style style:name="P1" style:family="paragraph" style:parent-style-name="Heading_20_1">
      <style:text-properties officeooo:paragraph-rsid="001de3ab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cd9" officeooo:paragraph-rsid="00174c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3d8" officeooo:paragraph-rsid="00188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3d8" officeooo:paragraph-rsid="0018e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57e" officeooo:paragraph-rsid="00196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57e" officeooo:paragraph-rsid="00196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 style:list-style-name="L6"/>
    <style:style style:name="P18" style:family="paragraph" style:parent-style-name="Text_20_body">
      <style:text-properties officeooo:paragraph-rsid="001b48c0"/>
    </style:style>
    <style:style style:name="P19" style:family="paragraph" style:parent-style-name="Text_20_body" style:list-style-name="L6">
      <style:text-properties officeooo:paragraph-rsid="001b48c0"/>
    </style:style>
    <style:style style:name="P20" style:family="paragraph" style:parent-style-name="Heading_20_3" style:list-style-name="">
      <style:paragraph-properties fo:margin-top="0.152cm" fo:margin-bottom="0.152cm" style:contextual-spacing="false"/>
    </style:style>
    <style:style style:name="P21" style:family="paragraph" style:parent-style-name="Heading_20_3">
      <style:paragraph-properties fo:margin-top="0.152cm" fo:margin-bottom="0.152cm" style:contextual-spacing="false" fo:break-before="page"/>
    </style:style>
    <style:style style:name="P22" style:family="paragraph" style:parent-style-name="Text_20_body">
      <style:text-properties officeooo:paragraph-rsid="001fe033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>
      <style:text-properties officeooo:rsid="001fe033" officeooo:paragraph-rsid="001fe033"/>
    </style:style>
    <style:style style:name="P27" style:family="paragraph" style:parent-style-name="Text_20_body" style:list-style-name="L10">
      <style:text-properties officeooo:rsid="001fe0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3ab"/>
    </style:style>
    <style:style style:name="T3" style:family="text">
      <style:text-properties officeooo:rsid="0019657e"/>
    </style:style>
    <style:style style:name="T4" style:family="text">
      <style:text-properties officeooo:rsid="001883d8"/>
    </style:style>
    <style:style style:name="T5" style:family="text">
      <style:text-properties officeooo:rsid="0018e28e"/>
    </style:style>
    <style:style style:name="T6" style:family="text">
      <style:text-properties officeooo:rsid="001b48c0"/>
    </style:style>
    <style:style style:name="T7" style:family="text">
      <style:text-properties officeooo:rsid="001fe0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bookmark-start text:name="documentation-robotz-arduino-mega-newrz4"/>📖 Documentation RobotZ </text:p>
      <text:h text:style-name="P1" text:outline-level="1"><text:bookmark-end text:name="documentation-robotz-arduino-mega-newrz4"/></text:h>
      <text:h text:style-name="Heading_20_2" text:outline-level="2"><text:bookmark-start text:name="présentation-du-projet"/>1. Présentation du projet<text:bookmark-end text:name="présentation-du-projet"/></text:h>
      <text:p text:style-name="First_20_paragraph">Le projet <text:span text:style-name="T1">RobotZ (NewRZ4)</text:span> repose sur une Arduino Mega 2560.<text:line-break/>Il intègre plusieurs capteurs (ultrasoniques, force HX711, microphones, IR, odométrie) et actionneurs (moteurs, servos, LEDs NeoPixel ring et ruban).<text:line-break/>Les échanges de données se font avec <text:span text:style-name="T1">Node-RED</text:span> via un protocole série textuel optimisé : <text:span text:style-name="T1">VPIV</text:span> (Variable-Propriété-Instance-Valeur).</text:p>
      <text:p text:style-name="Text_20_body">L’objectif est d’obtenir une architecture factorisée, modulaire et facilement extensible. Chaque fonctionnalité (capteur/actionneur) est isolée dans un couple <text:span text:style-name="Source_5f_Text">.h/.cpp</text:span> et reliée par une librairie personnalisée <text:span text:style-name="Source_5f_Text">RZlibrariesPerso</text:span>.</text:p>
      <text:p text:style-name="Horizontal_20_Line"/>
      <text:h text:style-name="P1" text:outline-level="1"><text:span text:style-name="T2">Partie </text:span>– Arduino Mega (NewRZ4)</text:h>
      <text:h text:style-name="P2" text:outline-level="2"><text:bookmark-start text:name="tableau-des-pins-config.h"/>2. Tableau des pins (config.h)<text:bookmark-end text:name="tableau-des-pins-config.h"/>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Pin Arduino</text:p>
          </table:table-cell>
          <table:table-cell table:style-name="Table1.A1" office:value-type="string">
            <text:p text:style-name="P3">Module / Capteur</text:p>
          </table:table-cell>
          <table:table-cell table:style-name="Table1.A1" office:value-type="string">
            <text:p text:style-name="P3">Fichier associé</text:p>
          </table:table-cell>
          <table:table-cell table:style-name="Table1.D1" office:value-type="string">
            <text:p text:style-name="P3">Fonctions principales</text:p>
          </table:table-cell>
        </table:table-row>
        <table:table-row table:style-name="Table1.1">
          <table:table-cell table:style-name="Table1.A2" office:value-type="string">
            <text:p text:style-name="P4">28–43</text:p>
          </table:table-cell>
          <table:table-cell table:style-name="Table1.A2" office:value-type="string">
            <text:p text:style-name="P4">9 capteurs ultrasoniques (HC-SR04 via NewPing)</text:p>
          </table:table-cell>
          <table:table-cell table:style-name="Table1.A2" office:value-type="string">
            <text:p text:style-name="P4"><text:span text:style-name="Source_5f_Text">ultrasonic.cpp/.h</text:span></text:p>
          </table:table-cell>
          <table:table-cell table:style-name="Table1.D2" office:value-type="string">
            <text:p text:style-name="P4"><text:span text:style-name="Source_5f_Text">initUltrasonic()</text:span>, <text:span text:style-name="Source_5f_Text">fSonarSe()</text:span>, <text:span text:style-name="Source_5f_Text">processUltrasonicMessage()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A4 (HX711_DT)</text:span> <text:line-break/><text:span text:style-name="T3">A5 (HX711_CLX)</text:span></text:p>
          </table:table-cell>
          <table:table-cell table:style-name="Table1.A2" office:value-type="string">
            <text:p text:style-name="P4">HX711 (capteur de force)</text:p>
          </table:table-cell>
          <table:table-cell table:style-name="Table1.A2" office:value-type="string">
            <text:p text:style-name="P4"><text:span text:style-name="Source_5f_Text">force_sensor.cpp/.h</text:span></text:p>
          </table:table-cell>
          <table:table-cell table:style-name="Table1.D2" office:value-type="string">
            <text:p text:style-name="P4"><text:span text:style-name="Source_5f_Text">initForceSensor()</text:span>, <text:span text:style-name="Source_5f_Text">checkForceSensor()</text:span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>LEDs Ring NeoPixel</text:p>
          </table:table-cell>
          <table:table-cell table:style-name="Table1.A2" office:value-type="string">
            <text:p text:style-name="P4"><text:span text:style-name="Source_5f_Text">leds.cpp/.h</text:span></text:p>
          </table:table-cell>
          <table:table-cell table:style-name="Table1.D2" office:value-type="string">
            <text:p text:style-name="P4"><text:span text:style-name="Source_5f_Text">initLeds()</text:span>, <text:span text:style-name="Source_5f_Text">processLedMessage()</text:span></text:p>
          </table:table-cell>
        </table:table-row>
        <table:table-row table:style-name="Table1.1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>Ruban LED NeoPixel</text:p>
          </table:table-cell>
          <table:table-cell table:style-name="Table1.A2" office:value-type="string">
            <text:p text:style-name="P4"><text:span text:style-name="Source_5f_Text">leds.cpp/.h</text:span></text:p>
          </table:table-cell>
          <table:table-cell table:style-name="Table1.D2" office:value-type="string">
            <text:p text:style-name="P4">idem</text:p>
          </table:table-cell>
        </table:table-row>
        <table:table-row table:style-name="Table1.1">
          <table:table-cell table:style-name="Table1.A2" office:value-type="string">
            <text:p text:style-name="P5">4 (TGD)<text:line-break/>5 (THB)<text:line-break/>9 (BASE)</text:p>
          </table:table-cell>
          <table:table-cell table:style-name="Table1.A2" office:value-type="string">
            <text:p text:style-name="P4">Servos (tête GD, tête HB, base)</text:p>
          </table:table-cell>
          <table:table-cell table:style-name="Table1.A2" office:value-type="string">
            <text:p text:style-name="P4"><text:span text:style-name="Source_5f_Text">servos.cpp/.h</text:span></text:p>
          </table:table-cell>
          <table:table-cell table:style-name="Table1.D2" office:value-type="string">
            <text:p text:style-name="P4"><text:span text:style-name="Source_5f_Text">processServoMessage()</text:span></text:p>
          </table:table-cell>
        </table:table-row>
        <table:table-row table:style-name="Table1.1">
          <table:table-cell table:style-name="Table1.A2" office:value-type="string">
            <text:p text:style-name="P6">14 (TX3)<text:line-break/>15 (RX3)</text:p>
          </table:table-cell>
          <table:table-cell table:style-name="Table1.A2" office:value-type="string">
            <text:p text:style-name="P4">Moteurs gauche/droite<text:line-break/><text:span text:style-name="T4">(pilotage serial3)</text:span></text:p>
          </table:table-cell>
          <table:table-cell table:style-name="Table1.A2" office:value-type="string">
            <text:p text:style-name="P4"><text:span text:style-name="Source_5f_Text">moteurs.cpp/.h</text:span></text:p>
          </table:table-cell>
          <table:table-cell table:style-name="Table1.D2" office:value-type="string">
            <text:p text:style-name="P4"><text:span text:style-name="Source_5f_Text">processMotorMessage()</text:span>, <text:span text:style-name="Source_5f_Text">envoiUno()</text:span></text:p>
          </table:table-cell>
        </table:table-row>
        <table:table-row table:style-name="Table1.1">
          <table:table-cell table:style-name="Table1.A2" office:value-type="string">
            <text:p text:style-name="P5">A1 (MICRO_AV)<text:line-break/>A2 (MICRO_AV)<text:line-break/>A3 (MICRO_AV)</text:p>
          </table:table-cell>
          <table:table-cell table:style-name="Table1.A2" office:value-type="string">
            <text:p text:style-name="P4">Microphones directionnels</text:p>
          </table:table-cell>
          <table:table-cell table:style-name="Table1.A2" office:value-type="string">
            <text:p text:style-name="P4"><text:span text:style-name="Source_5f_Text">microphone_array.cpp</text:span></text:p>
          </table:table-cell>
          <table:table-cell table:style-name="Table1.D2" office:value-type="string">
            <text:p text:style-name="P4"><text:span text:style-name="Source_5f_Text">processMicMessage()</text:span>, calcul intensité</text:p>
          </table:table-cell>
        </table:table-row>
        <table:table-row table:style-name="Table1.1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4">Détecteur de mouvement IR</text:p>
          </table:table-cell>
          <table:table-cell table:style-name="Table1.A2" office:value-type="string">
            <text:p text:style-name="P4"><text:span text:style-name="Source_5f_Text">ir_motion.cpp</text:span></text:p>
          </table:table-cell>
          <table:table-cell table:style-name="Table1.D2" office:value-type="string">
            <text:p text:style-name="P4"><text:span text:style-name="Source_5f_Text">checkIrMotion()</text:span></text:p>
          </table:table-cell>
        </table:table-row>
        <table:table-row table:style-name="Table1.1">
          <table:table-cell table:style-name="Table1.A1" office:value-type="string">
            <text:p text:style-name="P7">2 (<text:span text:style-name="T5">encodeur</text:span> left <text:span text:style-name="T5">A</text:span>)<text:line-break/><text:span text:style-name="T5">19 </text:span>(<text:span text:style-name="T5">encodeur</text:span> left <text:span text:style-name="T5">B</text:span>)<text:span text:style-name="T5"><text:line-break/></text:span>3 (<text:span text:style-name="T5">encodeur</text:span> right <text:span text:style-name="T5">B</text:span>)<text:line-break/><text:span text:style-name="T5">18 (encodeur right A)</text:span></text:p>
          </table:table-cell>
          <table:table-cell table:style-name="Table1.A1" office:value-type="string">
            <text:p text:style-name="P4">Odométrie<text:line-break/><text:span text:style-name="T4">(encodeurs left, right. </text:span><text:span text:style-name="T5">Deux canaux A et B, sur Pins d’interruptions</text:span><text:span text:style-name="T4">)</text:span></text:p>
          </table:table-cell>
          <table:table-cell table:style-name="Table1.A1" office:value-type="string">
            <text:p text:style-name="P4"><text:span text:style-name="Source_5f_Text">odometry.cpp</text:span></text:p>
          </table:table-cell>
          <table:table-cell table:style-name="Table1.D1" office:value-type="string">
            <text:p text:style-name="P4"><text:span text:style-name="Source_5f_Text">updateOdometrie()</text:span>, <text:span text:style-name="Source_5f_Text">sendOdometryData()</text:span></text:p>
          </table:table-cell>
        </table:table-row>
        <table:table-row table:style-name="Table1.1">
          <table:table-cell table:style-name="Table1.A2" office:value-type="string">
            <text:p text:style-name="P8">0 (RX0)<text:line-break/>1 (TX0) </text:p>
          </table:table-cell>
          <table:table-cell table:style-name="Table1.A2" office:value-type="string">
            <text:p text:style-name="P9">Liaison Serie vers smartphone embarqué <text:s/>(SE) → MQTT→smartphone pilote (SP)→ Node-red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Horizontal_20_Line"/>
      <text:p text:style-name="P10"/>
      <text:h text:style-name="Heading_20_2" text:outline-level="2"><text:bookmark-start text:name="protocole-vpiv-variable-propriété-instance-valeur"/>3. Protocole VPIV (Variable-Propriété-Instance-Valeur)<text:bookmark-end text:name="protocole-vpiv-variable-propriété-instance-valeur"/></text:h>
      <text:h text:style-name="Heading_20_3" text:outline-level="3"><text:bookmark-start text:name="format-général"/>Format général<text:bookmark-end text:name="format-général"/></text:h>
      <text:p text:style-name="Preformatted_20_Text">$&lt;Variable&gt;:&lt;Instances&gt;:&lt;Propriétés&gt;:&lt;Valeurs&gt;#</text:p>
      <text:list text:style-name="L1">
        <text:list-item>
          <text:p text:style-name="P11"><text:span text:style-name="T1">Variable</text:span> : identifie le module (ex: <text:span text:style-name="Source_5f_Text">B</text:span>=Ruban LED, <text:span text:style-name="Source_5f_Text">R</text:span>=Ring, <text:span text:style-name="Source_5f_Text">T</text:span>=Servo, <text:span text:style-name="Source_5f_Text">M</text:span>=Moteurs, <text:span text:style-name="Source_5f_Text">U</text:span>=Ultrason, <text:span text:style-name="Source_5f_Text">F</text:span>=Force, etc.)</text:p>
        </text:list-item>
        <text:list-item>
          <text:p text:style-name="P11"><text:span text:style-name="T1">Instances</text:span> : <text:span text:style-name="Source_5f_Text">*</text:span> (toutes), <text:span text:style-name="Source_5f_Text">[n1,n2,...]</text:span> (liste), <text:span text:style-name="Source_5f_Text">n</text:span> (une seule).</text:p>
        </text:list-item>
        <text:list-item>
          <text:p text:style-name="P11"><text:span text:style-name="T1">Propriétés</text:span> : identifie l’action (ex: <text:span text:style-name="Source_5f_Text">C</text:span>=couleur, <text:span text:style-name="Source_5f_Text">A</text:span>=activation, <text:span text:style-name="Source_5f_Text">V</text:span>=vitesse, <text:span text:style-name="Source_5f_Text">D</text:span>=distance).</text:p>
        </text:list-item>
        <text:list-item>
          <text:p text:style-name="P11"><text:span text:style-name="T1">Valeurs</text:span> : données simples ou tableau.</text:p>
        </text:list-item>
      </text:list>
      <text:h text:style-name="Heading_20_3" text:outline-level="3"><text:bookmark-start text:name="exemple"/>Exemple<text:bookmark-end text:name="exemple"/></text:h>
      <text:list text:style-name="L2">
        <text:list-item>
          <text:p text:style-name="P12"><text:span text:style-name="Source_5f_Text">$B:5:C:255,0,0#</text:span> → LED du ruban n°5 en rouge.<text:line-break/></text:p>
        </text:list-item>
        <text:list-item>
          <text:p text:style-name="P12"><text:span text:style-name="Source_5f_Text">$T:t:A:45#</text:span> → Servo tête gauche/droite à 45°.<text:line-break/></text:p>
        </text:list-item>
        <text:list-item>
          <text:p text:style-name="P12"><text:span text:style-name="Source_5f_Text">$U:[0,1,2]:D:[10,15,20]#</text:span> → Seuils de danger pour sonars 0,1,2.</text:p>
        </text:list-item>
      </text:list>
      <text:p text:style-name="Horizontal_20_Line"/>
      <text:h text:style-name="Heading_20_2" text:outline-level="2"><text:bookmark-start text:name="messages-arduino-node-red"/>4. Messages Arduino ↔ Node-RED<text:bookmark-end text:name="messages-arduino-node-red"/></text:h>
      <text:h text:style-name="Heading_20_3" text:outline-level="3"><text:bookmark-start text:name="arduino-node-red"/>Arduino → Node-RED<text:bookmark-end text:name="arduino-node-red"/></text:h>
      <text:p text:style-name="First_20_paragraph">Format :</text:p>
      <text:p text:style-name="Preformatted_20_Text">$&lt;Type&gt;:&lt;Contenu&gt;:&lt;Variable&gt;,&lt;Instances&gt;,&lt;Propriétés&gt;,&lt;Valeurs&gt;#</text:p>
      <text:list xml:id="list1273592042" text:style-name="L3">
        <text:list-item>
          <text:p text:style-name="P13"><text:span text:style-name="T1">Type</text:span> :</text:p>
          <text:list text:style-name="L4">
            <text:list-item>
              <text:p text:style-name="P14"><text:span text:style-name="Source_5f_Text">I</text:span> : Information (<text:span text:style-name="Source_5f_Text">$I:Mouvement détecté:IR,0,,#</text:span>)<text:line-break/></text:p>
            </text:list-item>
            <text:list-item>
              <text:p text:style-name="P14"><text:span text:style-name="Source_5f_Text">F</text:span> : Fonction (<text:span text:style-name="Source_5f_Text">$F:led_triste:,,,1#</text:span>)<text:line-break/></text:p>
            </text:list-item>
            <text:list-item>
              <text:p text:style-name="P14"><text:span text:style-name="Source_5f_Text">V</text:span> : Valeur capteur (<text:span text:style-name="Source_5f_Text">$V:US:U,0,D,25#</text:span>)<text:line-break/></text:p>
            </text:list-item>
            <text:list-item>
              <text:p text:style-name="P14"><text:span text:style-name="Source_5f_Text">E</text:span> : Erreur (<text:span text:style-name="Source_5f_Text">$E:Capteur 0 HS:US,0,,#</text:span>)</text:p>
            </text:list-item>
          </text:list>
        </text:list-item>
      </text:list>
      <text:h text:style-name="Heading_20_3" text:outline-level="3"><text:bookmark-start text:name="node-red-arduino-exemples"/>Node-RED → Arduino (exemples)<text:bookmark-end text:name="node-red-arduino-exemples"/></text:h>
      <text:list text:style-name="L5">
        <text:list-item>
          <text:p text:style-name="P15">Moteurs : <text:span text:style-name="Source_5f_Text">$M:*:[V,W]:[[8],[0]]#</text:span> → vitesse=8, direction=0.<text:line-break/></text:p>
        </text:list-item>
        <text:list-item>
          <text:p text:style-name="P15">LEDs ring : <text:span text:style-name="Source_5f_Text">$R:*:C:255,0,0#</text:span> → allumer en rouge.<text:line-break/></text:p>
        </text:list-item>
        <text:list-item>
          <text:p text:style-name="P15"><text:soft-page-break/>Sonar seuil danger : <text:span text:style-name="Source_5f_Text">$U:*:D:10#</text:span> → seuil global 10 cm.<text:line-break/></text:p>
        </text:list-item>
        <text:list-item>
          <text:p text:style-name="P15">Servo tête : <text:span text:style-name="Source_5f_Text">$T:t:A:45#</text:span> → angle 45°.</text:p>
        </text:list-item>
      </text:list>
      <text:p text:style-name="Horizontal_20_Line"/>
      <text:h text:style-name="Heading_20_2" text:outline-level="2"><text:bookmark-start text:name="modules-et-fichiers"/>5. Modules et fichiers<text:bookmark-end text:name="modules-et-fichier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chier</text:p>
            </table:table-cell>
            <table:table-cell table:style-name="Table2.A1" office:value-type="string">
              <text:p text:style-name="Table_20_Heading">Rô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5f_Text">communication.cpp/.h</text:span></text:p>
          </table:table-cell>
          <table:table-cell table:style-name="Table2.A1" office:value-type="string">
            <text:p text:style-name="Table_20_Contents">Parsing &amp; envoi des messages VPIV</text:p>
          </table:table-cell>
        </table:table-row>
        <table:table-row>
          <table:table-cell table:style-name="Table2.A1" office:value-type="string">
            <text:p text:style-name="Table_20_Contents"><text:span text:style-name="Source_5f_Text">ultrasonic.cpp/.h</text:span></text:p>
          </table:table-cell>
          <table:table-cell table:style-name="Table2.A1" office:value-type="string">
            <text:p text:style-name="Table_20_Contents">Gestion des capteurs ultrasoniques</text:p>
          </table:table-cell>
        </table:table-row>
        <table:table-row>
          <table:table-cell table:style-name="Table2.A1" office:value-type="string">
            <text:p text:style-name="Table_20_Contents"><text:span text:style-name="Source_5f_Text">force_sensor.cpp/.h</text:span></text:p>
          </table:table-cell>
          <table:table-cell table:style-name="Table2.A1" office:value-type="string">
            <text:p text:style-name="Table_20_Contents">Gestion du capteur HX711</text:p>
          </table:table-cell>
        </table:table-row>
        <table:table-row>
          <table:table-cell table:style-name="Table2.A1" office:value-type="string">
            <text:p text:style-name="Table_20_Contents"><text:span text:style-name="Source_5f_Text">leds.cpp/.h</text:span></text:p>
          </table:table-cell>
          <table:table-cell table:style-name="Table2.A1" office:value-type="string">
            <text:p text:style-name="Table_20_Contents">Contrôle NeoPixel ring et ruban</text:p>
          </table:table-cell>
        </table:table-row>
        <table:table-row>
          <table:table-cell table:style-name="Table2.A1" office:value-type="string">
            <text:p text:style-name="Table_20_Contents"><text:span text:style-name="Source_5f_Text">servos.cpp/.h</text:span></text:p>
          </table:table-cell>
          <table:table-cell table:style-name="Table2.A1" office:value-type="string">
            <text:p text:style-name="Table_20_Contents">Gestion des servos</text:p>
          </table:table-cell>
        </table:table-row>
        <table:table-row>
          <table:table-cell table:style-name="Table2.A1" office:value-type="string">
            <text:p text:style-name="Table_20_Contents"><text:span text:style-name="Source_5f_Text">moteurs.cpp/.h</text:span></text:p>
          </table:table-cell>
          <table:table-cell table:style-name="Table2.A1" office:value-type="string">
            <text:p text:style-name="Table_20_Contents">Contrôle moteurs DC</text:p>
          </table:table-cell>
        </table:table-row>
        <table:table-row>
          <table:table-cell table:style-name="Table2.A1" office:value-type="string">
            <text:p text:style-name="Table_20_Contents"><text:span text:style-name="Source_5f_Text">odometry.cpp/.h</text:span></text:p>
          </table:table-cell>
          <table:table-cell table:style-name="Table2.A1" office:value-type="string">
            <text:p text:style-name="Table_20_Contents">Calculs odométrie avec encodeurs</text:p>
          </table:table-cell>
        </table:table-row>
        <table:table-row>
          <table:table-cell table:style-name="Table2.A1" office:value-type="string">
            <text:p text:style-name="Table_20_Contents"><text:span text:style-name="Source_5f_Text">microphone_array.cpp</text:span></text:p>
          </table:table-cell>
          <table:table-cell table:style-name="Table2.A1" office:value-type="string">
            <text:p text:style-name="Table_20_Contents">Analyse intensité sonore</text:p>
          </table:table-cell>
        </table:table-row>
        <table:table-row>
          <table:table-cell table:style-name="Table2.A1" office:value-type="string">
            <text:p text:style-name="Table_20_Contents"><text:span text:style-name="Source_5f_Text">sound_tracker.cpp</text:span></text:p>
          </table:table-cell>
          <table:table-cell table:style-name="Table2.A1" office:value-type="string">
            <text:p text:style-name="Table_20_Contents">Détermination direction source sonore</text:p>
          </table:table-cell>
        </table:table-row>
        <table:table-row>
          <table:table-cell table:style-name="Table2.A1" office:value-type="string">
            <text:p text:style-name="Table_20_Contents"><text:span text:style-name="Source_5f_Text">ir_motion.cpp</text:span></text:p>
          </table:table-cell>
          <table:table-cell table:style-name="Table2.A1" office:value-type="string">
            <text:p text:style-name="Table_20_Contents">Détection mouvement IR</text:p>
          </table:table-cell>
        </table:table-row>
        <table:table-row>
          <table:table-cell table:style-name="Table2.A1" office:value-type="string">
            <text:p text:style-name="Table_20_Contents"><text:span text:style-name="Source_5f_Text">emergency.cpp/.h</text:span></text:p>
          </table:table-cell>
          <table:table-cell table:style-name="Table2.A1" office:value-type="string">
            <text:p text:style-name="Table_20_Contents">Gestion arrêts d’urgence</text:p>
          </table:table-cell>
        </table:table-row>
        <table:table-row>
          <table:table-cell table:style-name="Table2.A1" office:value-type="string">
            <text:p text:style-name="Table_20_Contents"><text:span text:style-name="Source_5f_Text">config.h/.cpp</text:span></text:p>
          </table:table-cell>
          <table:table-cell table:style-name="Table2.A1" office:value-type="string">
            <text:p text:style-name="Table_20_Contents">Centralisation des pins, paramètres initiaux</text:p>
          </table:table-cell>
        </table:table-row>
      </table:table>
      <text:p text:style-name="Horizontal_20_Line"/>
      <text:h text:style-name="Heading_20_2" text:outline-level="2"><text:bookmark-start text:name="variables-et-constantes-globales"/>6. Variables et constantes globales<text:bookmark-end text:name="variables-et-constantes-globales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om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Fichier</text:p>
            </table:table-cell>
            <table:table-cell table:style-name="Table3.A1" office:value-type="string">
              <text:p text:style-name="Table_20_Heading">Usag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5f_Text">ModeRzB</text:span></text:p>
          </table:table-cell>
          <table:table-cell table:style-name="Table3.A1" office:value-type="string">
            <text:p text:style-name="Table_20_Contents"><text:span text:style-name="Source_5f_Text">enum</text:span></text:p>
          </table:table-cell>
          <table:table-cell table:style-name="Table3.A1" office:value-type="string">
            <text:p text:style-name="Table_20_Contents">config.h</text:p>
          </table:table-cell>
          <table:table-cell table:style-name="Table3.A1" office:value-type="string">
            <text:p text:style-name="Table_20_Contents">Modes de fonctionnement</text:p>
          </table:table-cell>
        </table:table-row>
        <table:table-row>
          <table:table-cell table:style-name="Table3.A1" office:value-type="string">
            <text:p text:style-name="Table_20_Contents"><text:span text:style-name="Source_5f_Text">modeRzB</text:span></text:p>
          </table:table-cell>
          <table:table-cell table:style-name="Table3.A1" office:value-type="string">
            <text:p text:style-name="Table_20_Contents"><text:span text:style-name="Source_5f_Text">ModeRzB</text:span></text:p>
          </table:table-cell>
          <table:table-cell table:style-name="Table3.A1" office:value-type="string">
            <text:p text:style-name="Table_20_Contents">config.cpp</text:p>
          </table:table-cell>
          <table:table-cell table:style-name="Table3.A1" office:value-type="string">
            <text:p text:style-name="Table_20_Contents">Mode courant (init=ARRET)</text:p>
          </table:table-cell>
        </table:table-row>
        <table:table-row>
          <table:table-cell table:style-name="Table3.A1" office:value-type="string">
            <text:p text:style-name="Table_20_Contents"><text:span text:style-name="Source_5f_Text">SONAR_PINS[9][2]</text:span></text:p>
          </table:table-cell>
          <table:table-cell table:style-name="Table3.A1" office:value-type="string">
            <text:p text:style-name="Table_20_Contents"><text:span text:style-name="Source_5f_Text">uint8_t</text:span></text:p>
          </table:table-cell>
          <table:table-cell table:style-name="Table3.A1" office:value-type="string">
            <text:p text:style-name="Table_20_Contents">config.h</text:p>
          </table:table-cell>
          <table:table-cell table:style-name="Table3.A1" office:value-type="string">
            <text:p text:style-name="Table_20_Contents">Tableau TRIG/ECHO sona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nomSonar[9]</text:span></text:p>
          </table:table-cell>
          <table:table-cell table:style-name="Table3.A1" office:value-type="string">
            <text:p text:style-name="Table_20_Contents"><text:span text:style-name="Source_5f_Text">const char*</text:span></text:p>
          </table:table-cell>
          <table:table-cell table:style-name="Table3.A1" office:value-type="string">
            <text:p text:style-name="Table_20_Contents">config.cpp</text:p>
          </table:table-cell>
          <table:table-cell table:style-name="Table3.A1" office:value-type="string">
            <text:p text:style-name="Table_20_Contents">Noms symboliques sona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sonarDanger[9]</text:span></text:p>
          </table:table-cell>
          <table:table-cell table:style-name="Table3.A1" office:value-type="string">
            <text:p text:style-name="Table_20_Contents"><text:span text:style-name="Source_5f_Text">unsigned int</text:span></text:p>
          </table:table-cell>
          <table:table-cell table:style-name="Table3.A1" office:value-type="string">
            <text:p text:style-name="Table_20_Contents">config.cpp</text:p>
          </table:table-cell>
          <table:table-cell table:style-name="Table3.A1" office:value-type="string">
            <text:p text:style-name="Table_20_Contents">Seuils danger sonar</text:p>
          </table:table-cell>
        </table:table-row>
        <table:table-row>
          <table:table-cell table:style-name="Table3.A1" office:value-type="string">
            <text:p text:style-name="Table_20_Contents"><text:span text:style-name="Source_5f_Text">transfertSonarCode[]</text:span></text:p>
          </table:table-cell>
          <table:table-cell table:style-name="Table3.A1" office:value-type="string">
            <text:p text:style-name="Table_20_Contents"><text:span text:style-name="Source_5f_Text">unsigned int</text:span></text:p>
          </table:table-cell>
          <table:table-cell table:style-name="Table3.A1" office:value-type="string">
            <text:p text:style-name="Table_20_Contents">ultrasonic.cpp</text:p>
          </table:table-cell>
          <table:table-cell table:style-name="Table3.A1" office:value-type="string">
            <text:p text:style-name="Table_20_Contents">Dernières mesures</text:p>
          </table:table-cell>
        </table:table-row>
        <table:table-row>
          <table:table-cell table:style-name="Table3.A1" office:value-type="string">
            <text:p text:style-name="Table_20_Contents"><text:span text:style-name="Source_5f_Text">transfertSonarCodeOld[]</text:span></text:p>
          </table:table-cell>
          <table:table-cell table:style-name="Table3.A1" office:value-type="string">
            <text:p text:style-name="Table_20_Contents"><text:span text:style-name="Source_5f_Text">unsigned int</text:span></text:p>
          </table:table-cell>
          <table:table-cell table:style-name="Table3.A1" office:value-type="string">
            <text:p text:style-name="Table_20_Contents">ultrasonic.cpp</text:p>
          </table:table-cell>
          <table:table-cell table:style-name="Table3.A1" office:value-type="string">
            <text:p text:style-name="Table_20_Contents">Anciennes mesures</text:p>
          </table:table-cell>
        </table:table-row>
        <table:table-row>
          <table:table-cell table:style-name="Table3.A1" office:value-type="string">
            <text:p text:style-name="Table_20_Contents"><text:span text:style-name="Source_5f_Text">pingTimer[]</text:span></text:p>
          </table:table-cell>
          <table:table-cell table:style-name="Table3.A1" office:value-type="string">
            <text:p text:style-name="Table_20_Contents"><text:span text:style-name="Source_5f_Text">unsigned long</text:span></text:p>
          </table:table-cell>
          <table:table-cell table:style-name="Table3.A1" office:value-type="string">
            <text:p text:style-name="Table_20_Contents">ultrasonic.cpp</text:p>
          </table:table-cell>
          <table:table-cell table:style-name="Table3.A1" office:value-type="string">
            <text:p text:style-name="Table_20_Contents">Timers ping sonar</text:p>
          </table:table-cell>
        </table:table-row>
        <table:table-row>
          <table:table-cell table:style-name="Table3.A1" office:value-type="string">
            <text:p text:style-name="Table_20_Contents"><text:span text:style-name="Source_5f_Text">HX711</text:span></text:p>
          </table:table-cell>
          <table:table-cell table:style-name="Table3.A1" office:value-type="string">
            <text:p text:style-name="Table_20_Contents">objet</text:p>
          </table:table-cell>
          <table:table-cell table:style-name="Table3.A1" office:value-type="string">
            <text:p text:style-name="Table_20_Contents">force_sensor.cpp</text:p>
          </table:table-cell>
          <table:table-cell table:style-name="Table3.A1" office:value-type="string">
            <text:p text:style-name="Table_20_Contents">Lecture force</text:p>
          </table:table-cell>
        </table:table-row>
        <table:table-row>
          <table:table-cell table:style-name="Table3.A1" office:value-type="string">
            <text:p text:style-name="Table_20_Contents"><text:span text:style-name="Source_5f_Text">stripRing</text:span>, <text:soft-page-break/><text:span text:style-name="Source_5f_Text">stripBand</text:span></text:p>
          </table:table-cell>
          <table:table-cell table:style-name="Table3.A1" office:value-type="string">
            <text:p text:style-name="Table_20_Contents">objets NeoPixel</text:p>
          </table:table-cell>
          <table:table-cell table:style-name="Table3.A1" office:value-type="string">
            <text:p text:style-name="Table_20_Contents">leds.cpp</text:p>
          </table:table-cell>
          <table:table-cell table:style-name="Table3.A1" office:value-type="string">
            <text:p text:style-name="Table_20_Contents">LEDs Ring &amp; Bande</text:p>
          </table:table-cell>
        </table:table-row>
        <table:table-row>
          <table:table-cell table:style-name="Table3.A1" office:value-type="string">
            <text:p text:style-name="Table_20_Contents"><text:span text:style-name="Source_5f_Text">servoTeteGD</text:span>, etc.</text:p>
          </table:table-cell>
          <table:table-cell table:style-name="Table3.A1" office:value-type="string">
            <text:p text:style-name="Table_20_Contents">Servo</text:p>
          </table:table-cell>
          <table:table-cell table:style-name="Table3.A1" office:value-type="string">
            <text:p text:style-name="Table_20_Contents">servos.cpp</text:p>
          </table:table-cell>
          <table:table-cell table:style-name="Table3.A1" office:value-type="string">
            <text:p text:style-name="Table_20_Contents">Contrôle servos</text:p>
          </table:table-cell>
        </table:table-row>
        <table:table-row>
          <table:table-cell table:style-name="Table3.A1" office:value-type="string">
            <text:p text:style-name="Table_20_Contents"><text:span text:style-name="Source_5f_Text">encG</text:span>, <text:span text:style-name="Source_5f_Text">encD</text:span></text:p>
          </table:table-cell>
          <table:table-cell table:style-name="Table3.A1" office:value-type="string">
            <text:p text:style-name="Table_20_Contents">Encoder</text:p>
          </table:table-cell>
          <table:table-cell table:style-name="Table3.A1" office:value-type="string">
            <text:p text:style-name="Table_20_Contents">odometry.cpp</text:p>
          </table:table-cell>
          <table:table-cell table:style-name="Table3.A1" office:value-type="string">
            <text:p text:style-name="Table_20_Contents">Odométrie moteu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vitesseMoteurs[]</text:span>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moteurs.cpp</text:p>
          </table:table-cell>
          <table:table-cell table:style-name="Table3.A1" office:value-type="string">
            <text:p text:style-name="Table_20_Contents">Consigne moteu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messageVPIV</text:span></text:p>
          </table:table-cell>
          <table:table-cell table:style-name="Table3.A1" office:value-type="string">
            <text:p text:style-name="Table_20_Contents">struct</text:p>
          </table:table-cell>
          <table:table-cell table:style-name="Table3.A1" office:value-type="string">
            <text:p text:style-name="Table_20_Contents">communication.h</text:p>
          </table:table-cell>
          <table:table-cell table:style-name="Table3.A1" office:value-type="string">
            <text:p text:style-name="Table_20_Contents">Stockage message VPIV</text:p>
          </table:table-cell>
        </table:table-row>
      </table:table>
      <text:p text:style-name="Horizontal_20_Line"/>
      <text:h text:style-name="Heading_20_2" text:outline-level="2"><text:bookmark-start text:name="tableau-node-red-arduino-commandes"/>7. Tableau Node-RED → Arduino (commandes)<text:bookmark-end text:name="tableau-node-red-arduino-commandes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header-rows>
          <table:table-row>
            <table:table-cell table:style-name="Table4.A1" office:value-type="string">
              <text:p text:style-name="Table_20_Heading">Message VPIV</text:p>
            </table:table-cell>
            <table:table-cell table:style-name="Table4.A1" office:value-type="string">
              <text:p text:style-name="Table_20_Heading">Variable</text:p>
            </table:table-cell>
            <table:table-cell table:style-name="Table4.A1" office:value-type="string">
              <text:p text:style-name="Table_20_Heading">Instances</text:p>
            </table:table-cell>
            <table:table-cell table:style-name="Table4.A1" office:value-type="string">
              <text:p text:style-name="Table_20_Heading">Propriétés</text:p>
            </table:table-cell>
            <table:table-cell table:style-name="Table4.A1" office:value-type="string">
              <text:p text:style-name="Table_20_Heading">Traitement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5f_Text">$M:*:[V,W]:[[8],[0]]#</text:span></text:p>
          </table:table-cell>
          <table:table-cell table:style-name="Table4.A1" office:value-type="string">
            <text:p text:style-name="Table_20_Contents"><text:span text:style-name="Source_5f_Text">M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V</text:span>=vitesse, <text:span text:style-name="Source_5f_Text">W</text:span>=sens</text:p>
          </table:table-cell>
          <table:table-cell table:style-name="Table4.A1" office:value-type="string">
            <text:p text:style-name="Table_20_Contents"><text:span text:style-name="Source_5f_Text">processMotor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R:*:C:255,0,0#</text:span></text:p>
          </table:table-cell>
          <table:table-cell table:style-name="Table4.A1" office:value-type="string">
            <text:p text:style-name="Table_20_Contents"><text:span text:style-name="Source_5f_Text">R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C</text:span>=couleur</text:p>
          </table:table-cell>
          <table:table-cell table:style-name="Table4.A1" office:value-type="string">
            <text:p text:style-name="Table_20_Contents"><text:span text:style-name="Source_5f_Text">processLed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B:5:C:0,255,0#</text:span></text:p>
          </table:table-cell>
          <table:table-cell table:style-name="Table4.A1" office:value-type="string">
            <text:p text:style-name="Table_20_Contents"><text:span text:style-name="Source_5f_Text">B</text:span></text:p>
          </table:table-cell>
          <table:table-cell table:style-name="Table4.A1" office:value-type="string">
            <text:p text:style-name="Table_20_Contents"><text:span text:style-name="Source_5f_Text">5</text:span></text:p>
          </table:table-cell>
          <table:table-cell table:style-name="Table4.A1" office:value-type="string">
            <text:p text:style-name="Table_20_Contents"><text:span text:style-name="Source_5f_Text">C</text:span>=couleur</text:p>
          </table:table-cell>
          <table:table-cell table:style-name="Table4.A1" office:value-type="string">
            <text:p text:style-name="Table_20_Contents">idem LED Bande</text:p>
          </table:table-cell>
        </table:table-row>
        <table:table-row>
          <table:table-cell table:style-name="Table4.A1" office:value-type="string">
            <text:p text:style-name="Table_20_Contents"><text:span text:style-name="Source_5f_Text">$T:t:A:45#</text:span></text:p>
          </table:table-cell>
          <table:table-cell table:style-name="Table4.A1" office:value-type="string">
            <text:p text:style-name="Table_20_Contents"><text:span text:style-name="Source_5f_Text">T</text:span></text:p>
          </table:table-cell>
          <table:table-cell table:style-name="Table4.A1" office:value-type="string">
            <text:p text:style-name="Table_20_Contents"><text:span text:style-name="Source_5f_Text">t</text:span></text:p>
          </table:table-cell>
          <table:table-cell table:style-name="Table4.A1" office:value-type="string">
            <text:p text:style-name="Table_20_Contents"><text:span text:style-name="Source_5f_Text">A</text:span>=angle</text:p>
          </table:table-cell>
          <table:table-cell table:style-name="Table4.A1" office:value-type="string">
            <text:p text:style-name="Table_20_Contents"><text:span text:style-name="Source_5f_Text">processServo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U:*:D:15#</text:span></text:p>
          </table:table-cell>
          <table:table-cell table:style-name="Table4.A1" office:value-type="string">
            <text:p text:style-name="Table_20_Contents"><text:span text:style-name="Source_5f_Text">U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D</text:span>=danger</text:p>
          </table:table-cell>
          <table:table-cell table:style-name="Table4.A1" office:value-type="string">
            <text:p text:style-name="Table_20_Contents"><text:span text:style-name="Source_5f_Text">processUltrasonic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U:[0,2]:D:[20,25]#</text:span></text:p>
          </table:table-cell>
          <table:table-cell table:style-name="Table4.A1" office:value-type="string">
            <text:p text:style-name="Table_20_Contents"><text:span text:style-name="Source_5f_Text">U</text:span></text:p>
          </table:table-cell>
          <table:table-cell table:style-name="Table4.A1" office:value-type="string">
            <text:p text:style-name="Table_20_Contents"><text:span text:style-name="Source_5f_Text">0,2</text:span></text:p>
          </table:table-cell>
          <table:table-cell table:style-name="Table4.A1" office:value-type="string">
            <text:p text:style-name="Table_20_Contents"><text:span text:style-name="Source_5f_Text">D</text:span></text:p>
          </table:table-cell>
          <table:table-cell table:style-name="Table4.A1" office:value-type="string">
            <text:p text:style-name="Table_20_Contents">seuils différenciés</text:p>
          </table:table-cell>
        </table:table-row>
        <table:table-row>
          <table:table-cell table:style-name="Table4.A1" office:value-type="string">
            <text:p text:style-name="Table_20_Contents"><text:span text:style-name="Source_5f_Text">$F:led_triste:,,,1#</text:span></text:p>
          </table:table-cell>
          <table:table-cell table:style-name="Table4.A1" office:value-type="string">
            <text:p text:style-name="Table_20_Contents"><text:span text:style-name="Source_5f_Text">F</text:span>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fonction prédéfinie</text:p>
          </table:table-cell>
        </table:table-row>
        <table:table-row>
          <table:table-cell table:style-name="Table4.A1" office:value-type="string">
            <text:p text:style-name="Table_20_Contents"><text:span text:style-name="Source_5f_Text">$C:*:M:1#</text:span></text:p>
          </table:table-cell>
          <table:table-cell table:style-name="Table4.A1" office:value-type="string">
            <text:p text:style-name="Table_20_Contents"><text:span text:style-name="Source_5f_Text">C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M</text:span>=mode</text:p>
          </table:table-cell>
          <table:table-cell table:style-name="Table4.A1" office:value-type="string">
            <text:p text:style-name="Table_20_Contents">change modeRzB</text:p>
          </table:table-cell>
        </table:table-row>
      </table:table>
      <text:p text:style-name="Horizontal_20_Line"/>
      <text:h text:style-name="Heading_20_2" text:outline-level="2"><text:bookmark-start text:name="tableau-capteuractionneur-arduino-node-red"/>8. Tableau Capteur/Actionneur → Arduino → Node-RED<text:bookmark-end text:name="tableau-capteuractionneur-arduino-node-red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header-rows>
          <table:table-row>
            <table:table-cell table:style-name="Table5.A1" office:value-type="string">
              <text:p text:style-name="Table_20_Heading">Source</text:p>
            </table:table-cell>
            <table:table-cell table:style-name="Table5.A1" office:value-type="string">
              <text:p text:style-name="Table_20_Heading">Variable</text:p>
            </table:table-cell>
            <table:table-cell table:style-name="Table5.A1" office:value-type="string">
              <text:p text:style-name="Table_20_Heading">Message envoyé</text:p>
            </table:table-cell>
            <table:table-cell table:style-name="Table5.A1" office:value-type="string">
              <text:p text:style-name="Table_20_Heading">Exemple</text:p>
            </table:table-cell>
            <table:table-cell table:style-name="Table5.A1" office:value-type="string">
              <text:p text:style-name="Table_20_Heading">Node-RED usage</text:p>
            </table:table-cell>
          </table:table-row>
        </table:table-header-rows>
        <table:table-row>
          <table:table-cell table:style-name="Table5.A1" office:value-type="string">
            <text:p text:style-name="Table_20_Contents">Sonar i</text:p>
          </table:table-cell>
          <table:table-cell table:style-name="Table5.A1" office:value-type="string">
            <text:p text:style-name="Table_20_Contents"><text:span text:style-name="Source_5f_Text">U</text:span></text:p>
          </table:table-cell>
          <table:table-cell table:style-name="Table5.A1" office:value-type="string">
            <text:p text:style-name="Table_20_Contents"><text:span text:style-name="Source_5f_Text">$V:US:U,&lt;i&gt;,D,&lt;dist&gt;#</text:span></text:p>
          </table:table-cell>
          <table:table-cell table:style-name="Table5.A1" office:value-type="string">
            <text:p text:style-name="Table_20_Contents"><text:span text:style-name="Source_5f_Text">$V:US:U,3,D,28#</text:span></text:p>
          </table:table-cell>
          <table:table-cell table:style-name="Table5.A1" office:value-type="string">
            <text:p text:style-name="Table_20_Contents">Détection obstacle</text:p>
          </table:table-cell>
        </table:table-row>
        <table:table-row>
          <table:table-cell table:style-name="Table5.A1" office:value-type="string">
            <text:p text:style-name="Table_20_Contents">HX711</text:p>
          </table:table-cell>
          <table:table-cell table:style-name="Table5.A1" office:value-type="string">
            <text:p text:style-name="Table_20_Contents"><text:span text:style-name="Source_5f_Text">F</text:span></text:p>
          </table:table-cell>
          <table:table-cell table:style-name="Table5.A1" office:value-type="string">
            <text:p text:style-name="Table_20_Contents"><text:span text:style-name="Source_5f_Text">$V:FS:F,0,V,&lt;val&gt;#</text:span></text:p>
          </table:table-cell>
          <table:table-cell table:style-name="Table5.A1" office:value-type="string">
            <text:p text:style-name="Table_20_Contents"><text:span text:style-name="Source_5f_Text">$V:FS:F,0,V,120#</text:span></text:p>
          </table:table-cell>
          <table:table-cell table:style-name="Table5.A1" office:value-type="string">
            <text:p text:style-name="Table_20_Contents">Force/poids</text:p>
          </table:table-cell>
        </table:table-row>
        <table:table-row>
          <table:table-cell table:style-name="Table5.A1" office:value-type="string">
            <text:p text:style-name="Table_20_Contents">IR</text:p>
          </table:table-cell>
          <table:table-cell table:style-name="Table5.A1" office:value-type="string">
            <text:p text:style-name="Table_20_Contents"><text:span text:style-name="Source_5f_Text">I</text:span></text:p>
          </table:table-cell>
          <table:table-cell table:style-name="Table5.A1" office:value-type="string">
            <text:p text:style-name="Table_20_Contents"><text:span text:style-name="Source_5f_Text">$I:Mouvement:IR,0,,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Détection mouvement</text:p>
          </table:table-cell>
        </table:table-row>
        <table:table-row>
          <table:table-cell table:style-name="Table5.A1" office:value-type="string">
            <text:p text:style-name="Table_20_Contents">Encodeurs</text:p>
          </table:table-cell>
          <table:table-cell table:style-name="Table5.A1" office:value-type="string">
            <text:p text:style-name="Table_20_Contents"><text:span text:style-name="Source_5f_Text">O</text:span></text:p>
          </table:table-cell>
          <table:table-cell table:style-name="Table5.A1" office:value-type="string">
            <text:p text:style-name="Table_20_Contents"><text:span text:style-name="Source_5f_Text">$V:OD:O,[G,D],V,[120,118]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Odométrie</text:p>
          </table:table-cell>
        </table:table-row>
        <table:table-row>
          <table:table-cell table:style-name="Table5.A1" office:value-type="string">
            <text:p text:style-name="Table_20_Contents">Microphones</text:p>
          </table:table-cell>
          <table:table-cell table:style-name="Table5.A1" office:value-type="string">
            <text:p text:style-name="Table_20_Contents"><text:span text:style-name="Source_5f_Text">S</text:span></text:p>
          </table:table-cell>
          <table:table-cell table:style-name="Table5.A1" office:value-type="string">
            <text:p text:style-name="Table_20_Contents"><text:span text:style-name="Source_5f_Text">$V:SND:S,0,A,75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Intensité sonore</text:p>
          </table:table-cell>
        </table:table-row>
        <table:table-row>
          <table:table-cell table:style-name="Table5.A1" office:value-type="string">
            <text:p text:style-name="Table_20_Contents">Mode <text:soft-page-break/>robot</text:p>
          </table:table-cell>
          <table:table-cell table:style-name="Table5.A1" office:value-type="string">
            <text:p text:style-name="Table_20_Contents"><text:span text:style-name="Source_5f_Text">C</text:span></text:p>
          </table:table-cell>
          <table:table-cell table:style-name="Table5.A1" office:value-type="string">
            <text:p text:style-name="Table_20_Contents"><text:span text:style-name="Source_5f_Text">$I:Mode:C,,M,&lt;mod</text:span><text:soft-page-break/><text:span text:style-name="Source_5f_Text">e&gt;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Log changement</text:p>
          </table:table-cell>
        </table:table-row>
        <table:table-row>
          <table:table-cell table:style-name="Table5.A1" office:value-type="string">
            <text:p text:style-name="Table_20_Contents">Erreur</text:p>
          </table:table-cell>
          <table:table-cell table:style-name="Table5.A1" office:value-type="string">
            <text:p text:style-name="Table_20_Contents"><text:span text:style-name="Source_5f_Text">E</text:span></text:p>
          </table:table-cell>
          <table:table-cell table:style-name="Table5.A1" office:value-type="string">
            <text:p text:style-name="Table_20_Contents"><text:span text:style-name="Source_5f_Text">$E:Capteur HS:U,0,D,0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Alerte</text:p>
            <text:p text:style-name="Table_20_Contents"/>
            <text:p text:style-name="Table_20_Contents"/>
          </table:table-cell>
        </table:table-row>
      </table:table>
      <text:p text:style-name="Horizontal_20_Line"/>
      <text:p text:style-name="Text_20_body"/>
      <text:h text:style-name="P16" text:outline-level="3">Nouveaux messages VPIV pour le capteur de force</text:h>
      <text:list text:style-name="L6">
        <text:list-item>
          <text:p text:style-name="P17"><text:span text:style-name="Strong_20_Emphasis">Lire la valeur</text:span> (Arduino → Node-RED)</text:p>
        </text:list-item>
      </text:list>
      <text:p text:style-name="P18">$V:FS:U,0,R,&lt;raw&gt;,W,&lt;weight&gt;# → <text:span text:style-name="T6">R</text:span>= lecture brute <text:span text:style-name="T6">et </text:span><text:span text:style-name="Source_20_Text">W</text:span> = poids calculé après calibration</text:p>
      <text:list xml:id="list173525387470199" text:continue-numbering="true" text:style-name="L6">
        <text:list-item>
          <text:p text:style-name="P19"><text:span text:style-name="Strong_20_Emphasis">Appliquer</text:span> une calibration (Node-RED → Arduino) <text:line-break/>$V:FS:F,0,C,&lt;facteur&gt;# → Exemple : <text:span text:style-name="Source_20_Text">$V:FS:F,0,C,2280.0#</text:span> </text:p>
        </text:list-item>
        <text:list-item>
          <text:p text:style-name="P17"><text:span text:style-name="Strong_20_Emphasis">Faire une tare (remise à zéro)</text:span> → $V:FS:F,0,T,0#Création de doc</text:p>
        </text:list-item>
      </text:list>
      <text:h text:style-name="Heading_20_3" text:outline-level="3">Étape 1 : Le "Big Bang" - Centralisation et Inventaire</text:h>
      <text:list text:continue-numbering="true" text:style-name="L6">
        <text:list-item>
          <text:p text:style-name="P17"># Documentation du Projet [Nom du Projet]<text:line-break/><text:line-break/>*Date de dernière mise à jour : [Date]*<text:line-break/><text:line-break/>## Inventaire des documents existants<text:line-break/><text:line-break/>* <text:s text:c="2"/>`notes_idees.txt` - Notes préliminaires<text:line-break/>* <text:s text:c="2"/>`schema_architecture.drawio.png` - Schéma d'architecture exporté<text:line-break/>* <text:s text:c="2"/>`tableau_pins_arduino.csv` - Correspondance des broches<text:line-break/>* <text:s text:c="2"/>`workflow_tasker.txt` - Description des profils Tasker<text:line-break/>* <text:s text:c="2"/>... etc.</text:p>
        </text:list-item>
      </text:list>
      <text:h text:style-name="P20" text:outline-level="3"/>
      <text:h text:style-name="P21" text:outline-level="3">Étape 2 : La Structuration - Une Arborescence Logique</text:h>
      <text:p text:style-name="P22">project-docs/<text:line-break/>│<text:line-break/>├── 00_PROJET/ <text:s text:c="16"/># Vue d'ensemble<text:line-break/>│ <text:s text:c="2"/>├── OBJECTIFS.md <text:s text:c="10"/># Buts principaux, cas d'usage<text:line-break/>│ <text:s text:c="2"/>├── GLOSSAIRE.md <text:s text:c="10"/># Définitions des termes techniques<text:line-break/>│ <text:s text:c="2"/>└── JOURNAL_DE_BORD.md <text:s text:c="4"/># Notes quotidiennes, décisions, problèmes<text:line-break/>│<text:line-break/>├── 01_ARCHITECTURE/ <text:s text:c="10"/># La vue macro<text:line-break/>│ <text:s text:c="2"/>├── schema_global.png/.svg # Schéma de haut niveau (Node-RED, Arduino, Tasker)<text:line-break/>│ <text:s text:c="2"/>└── choix_techniques.md <text:s text:c="3"/># Pourquoi ces techos? (Node-RED, etc.)<text:line-break/>│<text:line-break/>├── 02_ARDUINO/ <text:s text:c="15"/># Documentation du firmware<text:line-break/>│ <text:s text:c="2"/>├── PINOUT.md <text:s text:c="13"/># Tableau des broches (INPUT/OUTPUT, capteurs, actionneurs)<text:line-break/>│ <text:s text:c="2"/>├── SCHÉMAS/ <text:s text:c="14"/># Fritzing, breadboard, PCB<text:line-break/>│ <text:s text:c="2"/>│ <text:s text:c="2"/>└── wiring_diagram.png<text:line-break/>│ <text:s text:c="2"/>├── LIBRAIRIES.md <text:s text:c="9"/># Libs utilisées et leur config<text:line-break/>│ <text:s text:c="2"/>└── SPECIFICATIONS.md <text:s text:c="5"/># Comportement attendu, protocoles de comm (Serial, MQTT?)<text:line-break/>│<text:line-break/>├── 03_NODE-RED/ <text:s text:c="14"/># Cerveau du projet<text:line-break/>│ <text:s text:c="2"/>├── FLOWS/ <text:s text:c="16"/># Export des flows ! Très important !<text:line-break/>│ <text:s text:c="2"/>│ <text:s text:c="2"/>└── flow_principal.json<text:line-break/>│ <text:s text:c="2"/>├── README_NODE-RED.md <text:s text:c="4"/># Instructions d'installation (npm install...)<text:line-break/>│ <text:s text:c="2"/>└── DESCRIPTION_FLOWS.md <text:s text:c="2"/># Explication des nodes importants, de la logique<text:line-break/>│<text:line-break/>├── 04_TASKER/ <text:s text:c="16"/># Partie mobile/automation<text:line-break/>│ <text:s text:c="2"/>├── PROFILS/ <text:s text:c="14"/># Exports des profils/tâches/scènes<text:line-break/>│ <text:s text:c="2"/>│ <text:s text:c="2"/>└── mon_profil.prj.xml<text:line-break/>│ <text:s text:c="2"/>└── DESCRIPTION_TACHES.md <text:s/># Ce que fait chaque tâche, variables utilisées<text:line-break/>│<text:line-break/>├── 05_OPERATION/ <text:s text:c="13"/># Pour l'usage quotidien<text:line-break/>│ <text:s text:c="2"/>├── DEPLOIEMENT.md <text:s text:c="8"/># Procédure pour installer tout le projet sur une nouvelle machine/Pi<text:line-break/>│ <text:s text:c="2"/>├── DEPANNAGE.md <text:s text:c="10"/># FAQ, erreurs courantes et solutions<text:line-break/>│ <text:s text:c="2"/>└── MANUEL_UTILISATEUR.md <text:s/># Comment utiliser le système une fois opérationnel<text:line-break/>│<text:line-break/><text:soft-page-break/>└── 99_ARCHIVES/ <text:s text:c="14"/># Pour les anciennes versions de docs, brouillons</text:p>
      <text:p text:style-name="P22"/>
      <text:p text:style-name="P22"><text:line-break/> <text:s/><text:span text:style-name="T7">R</text:span><text:span text:style-name="Strong_20_Emphasis">emplacez les Tableaux par des Fichiers Lisibles</text:span> : Prenez votre CSV de pins Arduino et créez un fichier <text:span text:style-name="Source_20_Text">02_ARDUINO/PINOUT.md</text:span> avec un tableau en Markdown : <text:line-break/>| Broche | Composant | Type | Description | Notes |<text:line-break/>|:------:|:---------:|:----:|:-----------:|:-----:|<text:line-break/>| A0 <text:s text:c="4"/>| Capteur LM35 | Analog Input | Mesure température | 10mV/°C |<text:line-break/>| D13 <text:s text:c="3"/>| LED <text:s text:c="6"/>| Digital Output | LED intégrée | Sert de debug |<text:line-break/>| ... <text:s text:c="3"/>| ... <text:s text:c="6"/>| ... <text:s/>| ... <text:s text:c="8"/>| ... <text:s text:c="2"/>|<text:line-break/><text:line-break/><text:span text:style-name="Strong_20_Emphasis">Créez des Liens</text:span> : C'est la clé ! Dans <text:span text:style-name="Source_20_Text">01_ARCHITECTURE/schema_global.png</text:span>, annoté le schéma avec des numéros. Créez ensuite un fichier <text:span text:style-name="Source_20_Text">LEGENDE.md</text:span> qui référence chaque numéro vers la page de documentation détaillée.</text:p>
      <text:list text:style-name="L7">
        <text:list-item>
          <text:p text:style-name="P23"><text:span text:style-name="Emphasis">"Le module ① (Capteur de température) est documenté dans </text:span><text:span text:style-name="Emphasis"><text:span text:style-name="Source_20_Text">../02_ARDUINO/PINOUT.md#lm35</text:span></text:span><text:span text:style-name="Emphasis"> et son code est géré dans </text:span><text:span text:style-name="Emphasis"><text:span text:style-name="Source_20_Text">../02_ARDUINO/SPECIFICATIONS.md#acquisition-température</text:span></text:span><text:span text:style-name="Emphasis">."</text:span></text:p>
        </text:list-item>
      </text:list>
      <text:list text:style-name="L8">
        <text:list-item>
          <text:p text:style-name="P24"><text:span text:style-name="Strong_20_Emphasis">Utilisez Massivement le Markdown</text:span> : C'est simple, lisible en brut et génère de la jolie doc. Les en-têtes (<text:span text:style-name="Source_20_Text">##</text:span>), le gras, les listes, les blocs de code sont vos amis.</text:p>
        </text:list-item>
      </text:list>
      <text:list text:style-name="L9">
        <text:list-item>
          <text:p text:style-name="P25"><text:span text:style-name="Strong_20_Emphasis">Versionnez vos Exports</text:span> : <text:span text:style-name="Strong_20_Emphasis">C'est critique.</text:span> À chaque fois que vous modifiez un flow Node-RED, <text:span text:style-name="Strong_20_Emphasis">exportez-le</text:span> dans <text:span text:style-name="Source_20_Text">03_NODE-RED/FLOWS/</text:span>. Idem pour Tasker. Commitiez ces changements dans Git. Cela vous sauvera la vie en cas de regression ("Ça marchait mieux avant !").</text:p>
        </text:list-item>
      </text:list>
      <text:p text:style-name="P26">Si Notion : <text:line-break/>Comment Démarrer sur Notion</text:p>
      <text:list text:style-name="L10">
        <text:list-item>
          <text:p text:style-name="P27"><text:span text:style-name="Strong_20_Emphasis">Créez un Espace de Travail</text:span> pour votre projet.</text:p>
        </text:list-item>
        <text:list-item>
          <text:p text:style-name="P27"><text:span text:style-name="Strong_20_Emphasis">Créez une page "🏠 Accueil du Projet"</text:span> avec un sommaire.</text:p>
        </text:list-item>
        <text:list-item>
          <text:p text:style-name="P27"><text:span text:style-name="Strong_20_Emphasis">Créez une base de données "📋 Composants"</text:span> (avec des propriétés : Nom, Type, Pin Arduino, Lien vers datasheet).</text:p>
        </text:list-item>
        <text:list-item>
          <text:p text:style-name="P27"><text:span text:style-name="Strong_20_Emphasis">Créez une base de données "🔌 Flows Node-RED"</text:span> (avec des propriétés : Nom, Statut, Date de mise à jour, Lien vers le fichier exporté).</text:p>
        </text:list-item>
        <text:list-item>
          <text:p text:style-name="P27"><text:span text:style-name="Strong_20_Emphasis">Créez une base de données "📱 Tâches Tasker"</text:span>.</text:p>
        </text:list-item>
        <text:list-item>
          <text:p text:style-name="P27"><text:soft-page-break/><text:span text:style-name="Strong_20_Emphasis">Commencez à peupler et à lier</text:span> les pages entre elles.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138cm" fo:margin-bottom="2.54cm" fo:margin-left="2.54cm" fo:margin-right="2.54cm" fo:border="none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keyword/>
    <meta:initial-creator/>
    <meta:creation-date>2025-08-21T07:29:01Z</meta:creation-date>
    <dc:date>2025-08-22T17:35:22.423148000</dc:date>
    <meta:editing-duration>PT7H8M21S</meta:editing-duration>
    <meta:editing-cycles>3</meta:editing-cycles>
    <meta:document-statistic meta:table-count="5" meta:image-count="0" meta:object-count="0" meta:page-count="10" meta:paragraph-count="269" meta:word-count="1291" meta:character-count="9429" meta:non-whitespace-character-count="8106"/>
  </office:meta>
</office:document-meta>
</file>